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3.071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3.5516in"/>
    </style:style>
    <style:style style:name="co7" style:family="table-column">
      <style:table-column-properties fo:break-before="auto" style:column-width="3.5591in"/>
    </style:style>
    <style:style style:name="co8" style:family="table-column">
      <style:table-column-properties fo:break-before="auto" style:column-width="0.896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7.5646in"/>
    </style:style>
    <style:style style:name="co11" style:family="table-column">
      <style:table-column-properties fo:break-before="auto" style:column-width="6.4689in"/>
    </style:style>
    <style:style style:name="co12" style:family="table-column">
      <style:table-column-properties fo:break-before="auto" style:column-width="9.01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pj7gQ6k67FP97MMMhFRr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76qTFctqc8krqh9GKGm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3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QFpFP9kJrcgWJmR8w6Nr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pJFBQQGpNM8D9w8BBfG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7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kcdgCRNm6fWmNjgTbnF</text:p>
          </table:table-cell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qBm7CnKjCWzKBQcph89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pWcKBwRPzjFthNTWWnR</text:p>
          </table:table-cell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bc6mFhKFNdqtCTJ9wwGJ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bC6d7CCD9frkFTJ8BMLJ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8Nwc79RrDqgRrqPCczFb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NCWTDLLz6CHGDJzCMCjk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tkCBtLJGWMPm9cWz77NK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KWKRDkTtWgGww6kjtfhR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Wc9gCNhcGWHCP6KcGzbj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bWCHFq7RhQzDBjCtLcRj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FWLRtB7MjFFLbNFRCLcT –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PKkthwQKdFTDgK6WTQqR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6wkdLnFDWKc8CHmdRWfP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8mR6RdH6nnMFGTdF6ffF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Rn6KwrjpdP6wqjtGFGW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6T9cpCjmwNtMRkD6c6pNC</text:p>
          </table:table-cell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m7Fg7BbmhtWN7TFPKb6f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8PhhW96tJJTnN7f77C7b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gFtfkdRwHbdCmKz8kmRC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hcHnWztNdGbLgJbtzbHC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WJDkL9JR77QmTdfPmt9w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N9B6QcH6BCdcJtNCNTwJ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qcKjPKKmFfjqMqWqDmW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JH6TM8ThDgd6GKNbMbKm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tFbKJjRFwMWQpLGnQR8 – 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p8RnQbnhjM8dPR7CjJLj</text:p>
          </table:table-cell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Ghkz7dKNtQd9czpFhhhr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8n6LDWrjhRKmghDpH8F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6wwtbnmnfkfBp9WfBjfN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tFmMN7FrrD9T7wNmRfbP</text:p>
          </table:table-cell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mdGdJjn7hfBDHdqhPm8z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HCNJwm8Q6Gm7L8mLQ8T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FC8QR7k8T9WM8HHm9PPm –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GqTPbzCC6QN6Nkwjrthj</text:p>
          </table:table-cell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zWkt9H79fgkLqC6wqctH –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NQNFFcPRnMQMHmB6t9t6</text:p>
          </table:table-cell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gnCrPfFT8F88mn9qK9pq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nrqf9WmFbQNHTkkk6htL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crF8h6dTHwQd9qR6gRnD –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qQtDHQ8pMgcGBRBRFT7c</text:p>
          </table:table-cell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8TtnhCrGPchHjbJqNj86 –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wzFkTTtW8gqwTCbLRNbP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hQ7rQjcwMTrHcBcjwdQL –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pnqjpTwQfwKpmdtd8H6N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W8hnzQk9DFq89t6Gm9cH – 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76hC7kM6jcNzPgqkTwqf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C9dGnhCMDWQdD7rC7QbHj – A, 6CntKbGMhcBqqnHmgGM99 –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7brMw6wh6mW98Ln9Hh6f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fJhkbkJH6WPtr8ztNTcp9 – F, CwPrBwgWTjRL9kPchD6G7 –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8MGfzFdqWGwrcJgpDqR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tpBR6gq8FMwbrc7nD8Nz – F, 7bHMKdmh9wJkpqH6Hk7rM –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qtdMH8fDBPCnjDcLNd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dbdr7LtkJqHKPRthwCfhq – F, GbmNLthWjCHfML9thPbbt –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WQdqjJfGzCjjCRJzM6PG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hgmFkNBHjCqB6rBzFp8W – F, LdhWCQdJmzHn9gChmWRPG –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fLLLbcmBpfkqrR9fKGtj</text:p>
          </table:table-cell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QGqrFhCnDmkNFcbLBNhp – 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BgRbDmcFzW9kGnPFrqQ8</text:p>
          </table:table-cell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FJzQMnLBzFNqjL7BdJgj –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WKQRtfbPPRGqh6dMdQFK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Crgw7PnFN69zb9DKzFTb – 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office:value-type="string" calcext:value-type="string">
            <text:p>https://fabtcg.com/products/booster-set/dynasty/</text:p>
          </table:table-cell>
          <table:table-cell office:value-type="string" calcext:value-type="string">
            <text:p>https://fabtcg.com/collectors-centre/dynasty/</text:p>
          </table:table-cell>
          <table:table-cell office:value-type="string" calcext:value-type="string">
            <text:p>https://fabtcg.com/resources/card-galleries/dynasty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prmGL98FMqcPzPBpKmQ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Outsider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zd6wBL7zcQR7zrJhwCjrh – N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OUT001</text:p>
          </table:table-cell>
          <table:table-cell table:style-name="ce2" office:value-type="string" calcext:value-type="string">
            <text:p>OUT233</text:p>
          </table:table-cell>
          <table:table-cell table:number-columns-repeated="3" table:style-name="ce2" office:value-type="string" calcext:value-type="string">
            <text:p>null</text:p>
          </table:table-cell>
          <table:table-cell table:style-name="ce2" table:number-columns-repeated="101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2">00/00/0000</text:date>, <text:time style:data-style-name="N2" text:time-value="23:09:58.0056535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3-02T23:10:46.656333629</dc:date>
    <meta:editing-duration>PT4H13M</meta:editing-duration>
    <meta:editing-cycles>62</meta:editing-cycles>
    <meta:generator>LibreOffice/7.2.5.2$MacOSX_X86_64 LibreOffice_project/499f9727c189e6ef3471021d6132d4c694f357e5</meta:generator>
    <meta:document-statistic meta:table-count="1" meta:cell-count="420" meta:object-count="0"/>
  </office:meta>
</office:document-meta>
</file>